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i mathvariant="italic">La</mi>
            <mi mathvariant="italic">luminance</mi>
            <mi>d</mi>
            <mi>'</mi>
            <mi mathvariant="italic">un</mi>
            <mi mathvariant="italic">pixel</mi>
            <mi mathvariant="italic">est</mi>
            <mi mathvariant="italic">calculée</mi>
            <mi mathvariant="italic">avec</mi>
            <mi mathvariant="italic">la</mi>
            <mi mathvariant="italic">fonction</mi>
            <mi mathvariant="italic">suivante</mi>
            <mi mathvariant="normal">:</mi>
          </mrow>
        </mtd>
      </mtr>
      <mtr>
        <mtd>
          <mrow>
            <mi>L</mi>
            <mrow>
              <mrow>
                <mo stretchy="false">(</mo>
                <mrow>
                  <mi>r</mi>
                  <mi>,</mi>
                  <mi>g</mi>
                  <mi>,</mi>
                  <mi>b</mi>
                </mrow>
                <mo stretchy="false">)</mo>
              </mrow>
              <mo stretchy="false">=</mo>
              <mrow>
                <mrow>
                  <mrow>
                    <mn>0.30</mn>
                    <mo stretchy="false">∗</mo>
                    <mi>r</mi>
                  </mrow>
                  <mo stretchy="false">+</mo>
                  <mrow>
                    <mn>0.59</mn>
                    <mo stretchy="false">∗</mo>
                    <mi>g</mi>
                  </mrow>
                </mrow>
                <mo stretchy="false">+</mo>
                <mrow>
                  <mn>0.11</mn>
                  <mo stretchy="false">∗</mo>
                  <mi>b</mi>
                </mrow>
              </mrow>
            </mrow>
          </mrow>
        </mtd>
      </mtr>
      <mtr>
        <mtd>
          <mrow>
            <mi mathvariant="italic">Les</mi>
            <mi mathvariant="italic">orientations</mi>
            <mi>x</mi>
            <mi mathvariant="italic">et</mi>
            <mi>y</mi>
            <mi mathvariant="italic">du</mi>
            <mi mathvariant="italic">gradient</mi>
            <mi mathvariant="italic">sont</mi>
            <mi mathvariant="italic">calculées</mi>
            <mi mathvariant="italic">en</mi>
            <mi mathvariant="italic">effectuant</mi>
            <mi mathvariant="italic">la</mi>
            <mi mathvariant="italic">convolution</mi>
            <mi mathvariant="italic">de</mi>
            <mi>l</mi>
            <mi>'</mi>
            <mi mathvariant="italic">image</mi>
            <mi>I</mi>
          </mrow>
        </mtd>
      </mtr>
      <mtr>
        <mtd>
          <mrow>
            <mi mathvariant="italic">avec</mi>
            <mi mathvariant="italic">les</mi>
            <mi mathvariant="italic">noyaux</mi>
            <mi mathvariant="italic">de</mi>
            <mi mathvariant="italic">Sobel</mi>
            <mi mathvariant="normal">:</mi>
          </mrow>
        </mtd>
      </mtr>
      <mtr>
        <mtd>
          <mrow>
            <mrow>
              <msub>
                <mi>G</mi>
                <mrow>
                  <mi>x</mi>
                </mrow>
              </msub>
              <mo stretchy="false">=</mo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1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2</mn>
                        </mrow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2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1</mn>
                      </mrow>
                    </mtd>
                  </mtr>
                </mtable>
                <mo stretchy="false">∗</mo>
                <mi>A</mi>
              </mrow>
            </mrow>
            <mi mathvariant="italic">et</mi>
            <mrow>
              <msub>
                <mi>G</mi>
                <mrow>
                  <mi>y</mi>
                </mrow>
              </msub>
              <mo stretchy="false">=</mo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  <mtd>
                      <mrow>
                        <mrow>
                          <mo stretchy="false">−</mo>
                          <mn>2</mn>
                        </mrow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1</mn>
                      </mrow>
                    </mtd>
                    <mtd>
                      <mrow>
                        <mn>2</mn>
                      </mrow>
                    </mtd>
                    <mtd>
                      <mrow>
                        <mn>1</mn>
                      </mrow>
                    </mtd>
                  </mtr>
                </mtable>
                <mo stretchy="false">∗</mo>
                <mi>A</mi>
              </mrow>
            </mrow>
          </mrow>
        </mtd>
      </mtr>
      <mtr>
        <mtd>
          <mrow>
            <mi mathvariant="italic">On</mi>
            <mi mathvariant="italic">approxime</mi>
            <mi>l</mi>
            <mi>'</mi>
            <mi mathvariant="italic">amplitude</mi>
            <mi>G</mi>
            <mi mathvariant="italic">du</mi>
            <mi mathvariant="italic">gradient</mi>
            <mi mathvariant="italic">en</mi>
            <mi mathvariant="italic">calculant</mi>
            <mi mathvariant="normal">:</mi>
          </mrow>
        </mtd>
      </mtr>
      <mtr>
        <mtd>
          <mrow>
            <mrow>
              <mi>G</mi>
              <mo stretchy="false">=</mo>
              <mrow>
                <mrow>
                  <mn>0.5</mn>
                  <mo stretchy="false">∗</mo>
                  <mrow>
                    <mo stretchy="false">∣</mo>
                    <mrow>
                      <msub>
                        <mi>G</mi>
                        <mrow>
                          <mi>x</mi>
                        </mrow>
                      </msub>
                    </mrow>
                    <mo stretchy="false">∣</mo>
                  </mrow>
                </mrow>
                <mo stretchy="false">+</mo>
                <mrow>
                  <mn>0.5</mn>
                  <mo stretchy="false">∗</mo>
                  <mrow>
                    <mo stretchy="false">∣</mo>
                    <mrow>
                      <msub>
                        <mi>G</mi>
                        <mrow>
                          <mi>y</mi>
                        </mrow>
                      </msub>
                    </mrow>
                    <mo stretchy="false">∣</mo>
                  </mrow>
                </mrow>
              </mrow>
            </mrow>
          </mrow>
        </mtd>
      </mtr>
    </mtable>
    <annotation encoding="StarMath 5.0">alignl La luminance d'un pixel est calculée avec la fonction suivante:
newline
alignl L(r,g,b) = 0.30 * r + 0.59 * g + 0.11 * b
newline alignl
Les orientations x et y du gradient sont calculées en effectuant la convolution de l'image I 
newline alignl avec les noyaux de Sobel:
newline alignl
G_{x} = matrix{-1 # 0 # 1 ## -2 # 0 # 2 ## -1 # 0 # 1} * A et G_{y} = matrix{-1 # -2 # -1 ## 0 # 0 # 0 ## 1 # 2 # 1}* A
newline alignl On approxime l'amplitude G du gradient en calculant:
newline alignl 
G = 0.5 * lline G_{x} rline + 0.5*lline G_{y} rline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3:45:40.05</meta:creation-date>
    <meta:generator>OpenOffice/4.1.0$Win32 OpenOffice.org_project/410m18$Build-9764</meta:generator>
  </office:meta>
</office:document-meta>
</file>